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8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color="#0000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1.39cm" svg:height="10.12cm" svg:x="2.257cm" svg:y="5.1cm">
            <draw:object draw:notify-on-update-of-ranges="Sheet1.A4:Sheet1.A9 Sheet1.B3:Sheet1.B3 Sheet1.B4:Sheet1.B9 Sheet1.C3:Sheet1.C3 Sheet1.C4:Sheet1.C9 Sheet1.D3:Sheet1.D3 Sheet1.D4:Sheet1.D9 Sheet1.E3:Sheet1.E3 Sheet1.E4:Sheet1.E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.882cm" svg:height="10.347cm" svg:x="0cm" svg:y="20.784cm">
            <draw:object draw:notify-on-update-of-ranges="Sheet1.A38:Sheet1.A43 Sheet1.B37:Sheet1.B37 Sheet1.B38:Sheet1.B43 Sheet1.C37:Sheet1.C37 Sheet1.C38:Sheet1.C43 Sheet1.D37:Sheet1.D37 Sheet1.D38:Sheet1.D43 Sheet1.E37:Sheet1.E37 Sheet1.E38:Sheet1.E4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6) Find the percentage and the count of each case status on total applications for each year. Create a line graph depicting the pattern of All the cases over the period of tim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CERTIFIED</text:p>
          </table:table-cell>
          <table:table-cell table:style-name="ce2" office:value-type="string" calcext:value-type="string">
            <text:p>CERTIFIED-WITHDRAWN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DENIED</text:p>
          </table:table-cell>
          <table:table-cell table:style-name="ce2" office:value-type="string" calcext:value-type="string">
            <text:p>TOTAL PERCENTAGE</text:p>
          </table:table-cell>
          <table:table-cell table:style-name="ce6" table:number-columns-repeated="1018"/>
        </table:table-row>
        <table:table-row table:style-name="ro2"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307936" calcext:value-type="float">
            <text:p>307936</text:p>
          </table:table-cell>
          <table:table-cell table:style-name="ce3" office:value-type="float" office:value="11596" calcext:value-type="float">
            <text:p>11596</text:p>
          </table:table-cell>
          <table:table-cell table:style-name="ce3" office:value-type="float" office:value="10105" calcext:value-type="float">
            <text:p>10105</text:p>
          </table:table-cell>
          <table:table-cell table:style-name="ce3" office:value-type="float" office:value="29130" calcext:value-type="float">
            <text:p>29130</text:p>
          </table:table-cell>
          <table:table-cell table:style-name="ce3" office:value-type="float" office:value="358767" calcext:value-type="float">
            <text:p>358767</text:p>
          </table:table-cell>
          <table:table-cell table:number-columns-repeated="1018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352668" calcext:value-type="float">
            <text:p>352668</text:p>
          </table:table-cell>
          <table:table-cell table:style-name="ce3" office:value-type="float" office:value="31118" calcext:value-type="float">
            <text:p>31118</text:p>
          </table:table-cell>
          <table:table-cell table:style-name="ce3" office:value-type="float" office:value="10725" calcext:value-type="float">
            <text:p>10725</text:p>
          </table:table-cell>
          <table:table-cell table:style-name="ce3" office:value-type="float" office:value="21096" calcext:value-type="float">
            <text:p>21096</text:p>
          </table:table-cell>
          <table:table-cell table:style-name="ce3" office:value-type="float" office:value="415607" calcext:value-type="float">
            <text:p>415607</text:p>
          </table:table-cell>
          <table:table-cell table:number-columns-repeated="1018"/>
        </table:table-row>
        <table:table-row table:style-name="ro2"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382951" calcext:value-type="float">
            <text:p>382951</text:p>
          </table:table-cell>
          <table:table-cell table:style-name="ce3" office:value-type="float" office:value="35432" calcext:value-type="float">
            <text:p>35432</text:p>
          </table:table-cell>
          <table:table-cell table:style-name="ce3" office:value-type="float" office:value="11590" calcext:value-type="float">
            <text:p>11590</text:p>
          </table:table-cell>
          <table:table-cell table:style-name="ce3" office:value-type="float" office:value="12141" calcext:value-type="float">
            <text:p>12141</text:p>
          </table:table-cell>
          <table:table-cell table:style-name="ce3" office:value-type="float" office:value="442114" calcext:value-type="float">
            <text:p>442114</text:p>
          </table:table-cell>
          <table:table-cell table:number-columns-repeated="1018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455144" calcext:value-type="float">
            <text:p>455144</text:p>
          </table:table-cell>
          <table:table-cell table:style-name="ce3" office:value-type="float" office:value="36350" calcext:value-type="float">
            <text:p>36350</text:p>
          </table:table-cell>
          <table:table-cell table:style-name="ce3" office:value-type="float" office:value="16034" calcext:value-type="float">
            <text:p>16034</text:p>
          </table:table-cell>
          <table:table-cell table:style-name="ce3" office:value-type="float" office:value="11899" calcext:value-type="float">
            <text:p>11899</text:p>
          </table:table-cell>
          <table:table-cell table:style-name="ce3" office:value-type="float" office:value="519427" calcext:value-type="float">
            <text:p>519427</text:p>
          </table:table-cell>
          <table:table-cell table:number-columns-repeated="1018"/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5" office:value-type="float" office:value="547278" calcext:value-type="float">
            <text:p>547278</text:p>
          </table:table-cell>
          <table:table-cell table:style-name="ce3" office:value-type="float" office:value="41071" calcext:value-type="float">
            <text:p>41071</text:p>
          </table:table-cell>
          <table:table-cell table:style-name="ce3" office:value-type="float" office:value="19455" calcext:value-type="float">
            <text:p>19455</text:p>
          </table:table-cell>
          <table:table-cell table:style-name="ce3" office:value-type="float" office:value="10923" calcext:value-type="float">
            <text:p>10923</text:p>
          </table:table-cell>
          <table:table-cell table:style-name="ce3" office:value-type="float" office:value="618727" calcext:value-type="float">
            <text:p>618727</text:p>
          </table:table-cell>
          <table:table-cell table:number-columns-repeated="1018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569646" calcext:value-type="float">
            <text:p>569646</text:p>
          </table:table-cell>
          <table:table-cell table:style-name="ce3" office:value-type="float" office:value="47092" calcext:value-type="float">
            <text:p>47092</text:p>
          </table:table-cell>
          <table:table-cell table:style-name="ce3" office:value-type="float" office:value="21890" calcext:value-type="float">
            <text:p>21890</text:p>
          </table:table-cell>
          <table:table-cell table:style-name="ce3" office:value-type="float" office:value="9175" calcext:value-type="float">
            <text:p>9175</text:p>
          </table:table-cell>
          <table:table-cell table:style-name="ce3" office:value-type="float" office:value="647803" calcext:value-type="float">
            <text:p>647803</text:p>
          </table:table-cell>
          <table:table-cell table:number-columns-repeated="1018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CERTIFIED-WITHDRAWN</text:p>
          </table:table-cell>
          <table:table-cell table:style-name="ce4" office:value-type="string" calcext:value-type="string">
            <text:p>WITHDRAWN</text:p>
          </table:table-cell>
          <table:table-cell table:style-name="ce4" office:value-type="string" calcext:value-type="string">
            <text:p>DENIED</text:p>
          </table:table-cell>
          <table:table-cell table:style-name="ce4" office:value-type="string" calcext:value-type="string">
            <text:p>TOTAL PERCENTAGE</text:p>
          </table:table-cell>
          <table:table-cell table:style-name="ce4"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85.83175" calcext:value-type="float">
            <text:p>85.83175</text:p>
          </table:table-cell>
          <table:table-cell office:value-type="float" office:value="3.2321813" calcext:value-type="float">
            <text:p>3.2321813</text:p>
          </table:table-cell>
          <table:table-cell office:value-type="float" office:value="2.8165913" calcext:value-type="float">
            <text:p>2.8165913</text:p>
          </table:table-cell>
          <table:table-cell office:value-type="float" office:value="8.119476" calcext:value-type="float">
            <text:p>8.11947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84.856125" calcext:value-type="float">
            <text:p>84.856125</text:p>
          </table:table-cell>
          <table:table-cell office:value-type="float" office:value="7.487362" calcext:value-type="float">
            <text:p>7.487362</text:p>
          </table:table-cell>
          <table:table-cell office:value-type="float" office:value="2.5805628" calcext:value-type="float">
            <text:p>2.5805628</text:p>
          </table:table-cell>
          <table:table-cell office:value-type="float" office:value="5.075949" calcext:value-type="float">
            <text:p>5.075949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86.61816" calcext:value-type="float">
            <text:p>86.61816</text:p>
          </table:table-cell>
          <table:table-cell office:value-type="float" office:value="8.014222" calcext:value-type="float">
            <text:p>8.014222</text:p>
          </table:table-cell>
          <table:table-cell office:value-type="float" office:value="2.6214957" calcext:value-type="float">
            <text:p>2.6214957</text:p>
          </table:table-cell>
          <table:table-cell office:value-type="float" office:value="2.7461243" calcext:value-type="float">
            <text:p>2.7461243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87.624245" calcext:value-type="float">
            <text:p>87.624245</text:p>
          </table:table-cell>
          <table:table-cell office:value-type="float" office:value="6.998096" calcext:value-type="float">
            <text:p>6.998096</text:p>
          </table:table-cell>
          <table:table-cell office:value-type="float" office:value="3.086863" calcext:value-type="float">
            <text:p>3.086863</text:p>
          </table:table-cell>
          <table:table-cell office:value-type="float" office:value="2.2907934" calcext:value-type="float">
            <text:p>2.2907934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88.452255" calcext:value-type="float">
            <text:p>88.452255</text:p>
          </table:table-cell>
          <table:table-cell office:value-type="float" office:value="6.6379843" calcext:value-type="float">
            <text:p>6.6379843</text:p>
          </table:table-cell>
          <table:table-cell office:value-type="float" office:value="3.1443594" calcext:value-type="float">
            <text:p>3.1443594</text:p>
          </table:table-cell>
          <table:table-cell office:value-type="float" office:value="1.765399" calcext:value-type="float">
            <text:p>1.765399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87.93507" calcext:value-type="float">
            <text:p>87.93507</text:p>
          </table:table-cell>
          <table:table-cell office:value-type="float" office:value="7.269494" calcext:value-type="float">
            <text:p>7.269494</text:p>
          </table:table-cell>
          <table:table-cell office:value-type="float" office:value="3.3791137" calcext:value-type="float">
            <text:p>3.3791137</text:p>
          </table:table-cell>
          <table:table-cell office:value-type="float" office:value="1.4163257" calcext:value-type="float">
            <text:p>1.4163257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/>
          <table:table-cell table:formula="of:=avg([.B38:.B43])" office:value-type="string" office:string-value="" calcext:value-type="error">
            <text:p>#NAME?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1:51:49.156646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01:21:51.530706831</meta:creation-date>
    <dc:date>2018-01-24T12:02:59.342805975</dc:date>
    <meta:editing-duration>PT12M29S</meta:editing-duration>
    <meta:editing-cycles>3</meta:editing-cycles>
    <meta:generator>LibreOffice/4.2.4.2$Linux_X86_64 LibreOffice_project/420m0$Build-2</meta:generator>
    <meta:document-statistic meta:table-count="1" meta:cell-count="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391cm" svg:height="10.121cm" xlink:href=".." xlink:type="simple" chart:class="chart:line" chart:style-name="ch1">
        <chart:title svg:x="6.656cm" svg:y="0.338cm" chart:style-name="ch2">
          <text:p>Count of each case status for each Year</text:p>
        </chart:title>
        <chart:legend chart:legend-position="end" svg:x="16.025cm" svg:y="4.014cm" style:legend-expansion="high" chart:style-name="ch3"/>
        <chart:plot-area chart:style-name="ch4" table:cell-range-address="Sheet1.A4:Sheet1.E9 Sheet1.B3:Sheet1.E3" chart:data-source-has-labels="both" svg:x="1.438cm" svg:y="1.749cm" svg:width="13.733cm" svg:height="7.189cm">
          <chartooo:coordinate-region svg:x="2.8cm" svg:y="1.948cm" svg:width="11.999cm" svg:height="6.343cm"/>
          <chart:axis chart:dimension="x" chart:name="primary-x" chart:style-name="ch5" chartooo:axis-type="auto">
            <chartooo:date-scale/>
            <chart:title svg:x="7.929cm" svg:y="9.14cm" chart:style-name="ch6">
              <text:p>Year</text:p>
            </chart:title>
            <chart:categories table:cell-range-address="Sheet1.A4:Sheet1.A9"/>
          </chart:axis>
          <chart:axis chart:dimension="y" chart:name="primary-y" chart:style-name="ch5">
            <chart:title svg:x="0.451cm" svg:y="7.067cm" chart:style-name="ch7">
              <text:p>Number of Applications</text:p>
            </chart:title>
            <chart:grid chart:style-name="ch8" chart:class="major"/>
          </chart:axis>
          <chart:series chart:style-name="ch9" chart:values-cell-range-address="Sheet1.B4:Sheet1.B9" chart:label-cell-address="Sheet1.B3:Sheet1.B3" chart:class="chart:line">
            <chart:data-point chart:repeated="6"/>
          </chart:series>
          <chart:series chart:style-name="ch10" chart:values-cell-range-address="Sheet1.C4:Sheet1.C9" chart:label-cell-address="Sheet1.C3:Sheet1.C3" chart:class="chart:line">
            <chart:data-point chart:repeated="6"/>
          </chart:series>
          <chart:series chart:style-name="ch11" chart:values-cell-range-address="Sheet1.D4:Sheet1.D9" chart:label-cell-address="Sheet1.D3:Sheet1.D3" chart:class="chart:line">
            <chart:data-point chart:repeated="6"/>
          </chart:series>
          <chart:series chart:style-name="ch12" chart:values-cell-range-address="Sheet1.E4:Sheet1.E9" chart:label-cell-address="Sheet1.E3:Sheet1.E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</text:p>
                <draw:g>
                  <svg:desc>Sheet1.B3:Sheet1.B3</svg:desc>
                </draw:g>
              </table:table-cell>
              <table:table-cell office:value-type="string">
                <text:p>CERTIFIED-WITHDRAWN</text:p>
                <draw:g>
                  <svg:desc>Sheet1.C3:Sheet1.C3</svg:desc>
                </draw:g>
              </table:table-cell>
              <table:table-cell office:value-type="string">
                <text:p>WITHDRAWN</text:p>
                <draw:g>
                  <svg:desc>Sheet1.D3:Sheet1.D3</svg:desc>
                </draw:g>
              </table:table-cell>
              <table:table-cell office:value-type="string">
                <text:p>DENIED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0</text:p>
                <draw:g>
                  <svg:desc>Sheet1.A4:Sheet1.A9</svg:desc>
                </draw:g>
              </table:table-cell>
              <table:table-cell office:value-type="float" office:value="307936">
                <text:p>307936</text:p>
                <draw:g>
                  <svg:desc>Sheet1.B4:Sheet1.B9</svg:desc>
                </draw:g>
              </table:table-cell>
              <table:table-cell office:value-type="float" office:value="11596">
                <text:p>11596</text:p>
                <draw:g>
                  <svg:desc>Sheet1.C4:Sheet1.C9</svg:desc>
                </draw:g>
              </table:table-cell>
              <table:table-cell office:value-type="float" office:value="10105">
                <text:p>10105</text:p>
                <draw:g>
                  <svg:desc>Sheet1.D4:Sheet1.D9</svg:desc>
                </draw:g>
              </table:table-cell>
              <table:table-cell office:value-type="float" office:value="29130">
                <text:p>29130</text:p>
                <draw:g>
                  <svg:desc>Sheet1.E4:Sheet1.E9</svg:desc>
                </draw:g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52668">
                <text:p>352668</text:p>
              </table:table-cell>
              <table:table-cell office:value-type="float" office:value="31118">
                <text:p>31118</text:p>
              </table:table-cell>
              <table:table-cell office:value-type="float" office:value="10725">
                <text:p>10725</text:p>
              </table:table-cell>
              <table:table-cell office:value-type="float" office:value="21096">
                <text:p>2109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82951">
                <text:p>382951</text:p>
              </table:table-cell>
              <table:table-cell office:value-type="float" office:value="35432">
                <text:p>35432</text:p>
              </table:table-cell>
              <table:table-cell office:value-type="float" office:value="11590">
                <text:p>11590</text:p>
              </table:table-cell>
              <table:table-cell office:value-type="float" office:value="12141">
                <text:p>12141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455144">
                <text:p>455144</text:p>
              </table:table-cell>
              <table:table-cell office:value-type="float" office:value="36350">
                <text:p>36350</text:p>
              </table:table-cell>
              <table:table-cell office:value-type="float" office:value="16034">
                <text:p>16034</text:p>
              </table:table-cell>
              <table:table-cell office:value-type="float" office:value="11899">
                <text:p>11899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547278">
                <text:p>547278</text:p>
              </table:table-cell>
              <table:table-cell office:value-type="float" office:value="41071">
                <text:p>41071</text:p>
              </table:table-cell>
              <table:table-cell office:value-type="float" office:value="19455">
                <text:p>19455</text:p>
              </table:table-cell>
              <table:table-cell office:value-type="float" office:value="10923">
                <text:p>10923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569646">
                <text:p>569646</text:p>
              </table:table-cell>
              <table:table-cell office:value-type="float" office:value="47092">
                <text:p>47092</text:p>
              </table:table-cell>
              <table:table-cell office:value-type="float" office:value="21890">
                <text:p>21890</text:p>
              </table:table-cell>
              <table:table-cell office:value-type="float" office:value="9175">
                <text:p>9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883cm" svg:height="10.348cm" xlink:href=".." xlink:type="simple" chart:class="chart:line" chart:style-name="ch1">
        <chart:title svg:x="8.558cm" svg:y="0.342cm" chart:style-name="ch2">
          <text:p>Percentage on total aplication for each year</text:p>
        </chart:title>
        <chart:legend chart:legend-position="end" svg:x="20.517cm" svg:y="4.128cm" style:legend-expansion="high" chart:style-name="ch3"/>
        <chart:plot-area chart:style-name="ch4" table:cell-range-address="Sheet1.A37:Sheet1.E43" chart:data-source-has-labels="both" svg:x="1.528cm" svg:y="1.765cm" svg:width="17.955cm" svg:height="7.396cm">
          <chartooo:coordinate-region svg:x="2.335cm" svg:y="1.964cm" svg:width="16.777cm" svg:height="6.55cm"/>
          <chart:axis chart:dimension="x" chart:name="primary-x" chart:style-name="ch5" chartooo:axis-type="auto">
            <chartooo:date-scale/>
            <chart:title svg:x="10.13cm" svg:y="9.367cm" chart:style-name="ch6">
              <text:p>Year</text:p>
            </chart:title>
            <chart:categories table:cell-range-address="Sheet1.A38:Sheet1.A43"/>
          </chart:axis>
          <chart:axis chart:dimension="y" chart:name="primary-y" chart:style-name="ch5">
            <chart:title svg:x="0.451cm" svg:y="7.756cm" chart:style-name="ch7">
              <text:p>Percentage on total application</text:p>
            </chart:title>
            <chart:grid chart:style-name="ch8" chart:class="major"/>
          </chart:axis>
          <chart:series chart:style-name="ch9" chart:values-cell-range-address="Sheet1.B38:Sheet1.B43" chart:label-cell-address="Sheet1.B37:Sheet1.B37" chart:class="chart:line">
            <chart:data-point chart:repeated="6"/>
          </chart:series>
          <chart:series chart:style-name="ch10" chart:values-cell-range-address="Sheet1.C38:Sheet1.C43" chart:label-cell-address="Sheet1.C37:Sheet1.C37" chart:class="chart:line">
            <chart:data-point chart:repeated="6"/>
          </chart:series>
          <chart:series chart:style-name="ch11" chart:values-cell-range-address="Sheet1.D38:Sheet1.D43" chart:label-cell-address="Sheet1.D37:Sheet1.D37" chart:class="chart:line">
            <chart:data-point chart:repeated="6"/>
          </chart:series>
          <chart:series chart:style-name="ch12" chart:values-cell-range-address="Sheet1.E38:Sheet1.E43" chart:label-cell-address="Sheet1.E37:Sheet1.E3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</text:p>
                <draw:g>
                  <svg:desc>Sheet1.B37:Sheet1.B37</svg:desc>
                </draw:g>
              </table:table-cell>
              <table:table-cell office:value-type="string">
                <text:p>CERTIFIED-WITHDRAWN</text:p>
                <draw:g>
                  <svg:desc>Sheet1.C37:Sheet1.C37</svg:desc>
                </draw:g>
              </table:table-cell>
              <table:table-cell office:value-type="string">
                <text:p>WITHDRAWN</text:p>
                <draw:g>
                  <svg:desc>Sheet1.D37:Sheet1.D37</svg:desc>
                </draw:g>
              </table:table-cell>
              <table:table-cell office:value-type="string">
                <text:p>DENIED</text:p>
                <draw:g>
                  <svg:desc>Sheet1.E37:Sheet1.E37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0</text:p>
                <draw:g>
                  <svg:desc>Sheet1.A38:Sheet1.A43</svg:desc>
                </draw:g>
              </table:table-cell>
              <table:table-cell office:value-type="float" office:value="85.83175">
                <text:p>85.83175</text:p>
                <draw:g>
                  <svg:desc>Sheet1.B38:Sheet1.B43</svg:desc>
                </draw:g>
              </table:table-cell>
              <table:table-cell office:value-type="float" office:value="3.2321813">
                <text:p>3.2321813</text:p>
                <draw:g>
                  <svg:desc>Sheet1.C38:Sheet1.C43</svg:desc>
                </draw:g>
              </table:table-cell>
              <table:table-cell office:value-type="float" office:value="2.8165913">
                <text:p>2.8165913</text:p>
                <draw:g>
                  <svg:desc>Sheet1.D38:Sheet1.D43</svg:desc>
                </draw:g>
              </table:table-cell>
              <table:table-cell office:value-type="float" office:value="8.119476">
                <text:p>8.119476</text:p>
                <draw:g>
                  <svg:desc>Sheet1.E38:Sheet1.E43</svg:desc>
                </draw:g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84.856125">
                <text:p>84.856125</text:p>
              </table:table-cell>
              <table:table-cell office:value-type="float" office:value="7.487362">
                <text:p>7.487362</text:p>
              </table:table-cell>
              <table:table-cell office:value-type="float" office:value="2.5805628">
                <text:p>2.5805628</text:p>
              </table:table-cell>
              <table:table-cell office:value-type="float" office:value="5.075949">
                <text:p>5.075949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86.61816">
                <text:p>86.61816</text:p>
              </table:table-cell>
              <table:table-cell office:value-type="float" office:value="8.014222">
                <text:p>8.014222</text:p>
              </table:table-cell>
              <table:table-cell office:value-type="float" office:value="2.6214957">
                <text:p>2.6214957</text:p>
              </table:table-cell>
              <table:table-cell office:value-type="float" office:value="2.7461243">
                <text:p>2.7461243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87.624245">
                <text:p>87.624245</text:p>
              </table:table-cell>
              <table:table-cell office:value-type="float" office:value="6.998096">
                <text:p>6.998096</text:p>
              </table:table-cell>
              <table:table-cell office:value-type="float" office:value="3.086863">
                <text:p>3.086863</text:p>
              </table:table-cell>
              <table:table-cell office:value-type="float" office:value="2.2907934">
                <text:p>2.2907934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88.452255">
                <text:p>88.452255</text:p>
              </table:table-cell>
              <table:table-cell office:value-type="float" office:value="6.6379843">
                <text:p>6.6379843</text:p>
              </table:table-cell>
              <table:table-cell office:value-type="float" office:value="3.1443594">
                <text:p>3.1443594</text:p>
              </table:table-cell>
              <table:table-cell office:value-type="float" office:value="1.765399">
                <text:p>1.765399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87.93507">
                <text:p>87.93507</text:p>
              </table:table-cell>
              <table:table-cell office:value-type="float" office:value="7.269494">
                <text:p>7.269494</text:p>
              </table:table-cell>
              <table:table-cell office:value-type="float" office:value="3.3791137">
                <text:p>3.3791137</text:p>
              </table:table-cell>
              <table:table-cell office:value-type="float" office:value="1.4163257">
                <text:p>1.41632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